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CODING:</text:span><text:span text:style-name="T3"/></text:p>
      <text:p text:style-name="P1"><text:span text:style-name="T3">using</text:span><text:span text:style-name="T4"><text:s/>System;</text:span></text:p>
      <text:p text:style-name="P1"><text:span text:style-name="T5">using</text:span><text:span text:style-name="T6"><text:s/>System.Collections.Generic;</text:span></text:p>
      <text:p text:style-name="P1"><text:span text:style-name="T7">using</text:span><text:span text:style-name="T8"><text:s/>System.Linq;</text:span></text:p>
      <text:p text:style-name="P1"><text:span text:style-name="T9">using</text:span><text:span text:style-name="T10"><text:s/>System.Text;</text:span></text:p>
      <text:p text:style-name="P1"><text:span text:style-name="T11">using</text:span><text:span text:style-name="T12"><text:s/>System.Threading.Tasks;</text:span></text:p>
      <text:p text:style-name="P1"><text:span text:style-name="T12"/></text:p>
      <text:p text:style-name="P1"><text:span text:style-name="T13">namespace</text:span><text:span text:style-name="T14"><text:s/>ARRAYS</text:span></text:p>
      <text:p text:style-name="P1"><text:span text:style-name="T14">{</text:span></text:p>
      <text:p text:style-name="P1"><text:span text:style-name="T14"/></text:p>
      <text:p text:style-name="P1"><text:span text:style-name="T14"><text:s text:c="4"/></text:span><text:span text:style-name="T15">class</text:span><text:span text:style-name="T16"><text:s/></text:span><text:span text:style-name="T17">sample</text:span><text:span text:style-name="T18"/></text:p>
      <text:p text:style-name="P1"><text:span text:style-name="T18"><text:s text:c="4"/>{</text:span></text:p>
      <text:p text:style-name="P1"><text:span text:style-name="T18"><text:s text:c="8"/></text:span><text:span text:style-name="T19">int</text:span><text:span text:style-name="T20"><text:s/>i, n=5;</text:span></text:p>
      <text:p text:style-name="P1"><text:span text:style-name="T20"/></text:p>
      <text:p text:style-name="P1"><text:span text:style-name="T20"><text:s text:c="8"/></text:span><text:span text:style-name="T21">public</text:span><text:span text:style-name="T22"><text:s/></text:span><text:span text:style-name="T23">int</text:span><text:span text:style-name="T24"><text:s/>run()</text:span></text:p>
      <text:p text:style-name="P1"><text:span text:style-name="T24"><text:s text:c="8"/>{</text:span></text:p>
      <text:p text:style-name="P1"><text:span text:style-name="T24"><text:s text:c="12"/></text:span><text:span text:style-name="T25">int</text:span><text:span text:style-name="T26">[] employeeid =<text:s/></text:span><text:span text:style-name="T27">new</text:span><text:span text:style-name="T28"><text:s/></text:span><text:span text:style-name="T29">int</text:span><text:span text:style-name="T30">[5];</text:span><text:span text:style-name="T31">//creating array<text:s text:c="2"/></text:span><text:span text:style-name="T32"/></text:p>
      <text:p text:style-name="P1"><text:span text:style-name="T32"/></text:p>
      <text:p text:style-name="P1"><text:span text:style-name="T32"><text:s text:c="12"/></text:span><text:span text:style-name="T33">string</text:span><text:span text:style-name="T34"><text:s/>[] employeename =<text:s/></text:span><text:span text:style-name="T35">new</text:span><text:span text:style-name="T36"><text:s/></text:span><text:span text:style-name="T37">string</text:span><text:span text:style-name="T38">[5];</text:span><text:span text:style-name="T39">//creating array<text:s text:c="2"/></text:span><text:span text:style-name="T40"/></text:p>
      <text:p text:style-name="P1"><text:span text:style-name="T40"><text:s text:c="12"/>Console.WriteLine(</text:span><text:span text:style-name="T41">"entering the id and name"</text:span><text:span text:style-name="T42">);</text:span></text:p>
      <text:p text:style-name="P1"><text:span text:style-name="T42"><text:s text:c="12"/></text:span><text:span text:style-name="T43">for</text:span><text:span text:style-name="T44"><text:s/>(</text:span><text:span text:style-name="T45">int</text:span><text:span text:style-name="T46"><text:s/>i = 0; i &lt; employeeid.Length; i++)</text:span></text:p>
      <text:p text:style-name="P1"><text:span text:style-name="T46"><text:s text:c="12"/>{</text:span></text:p>
      <text:p text:style-name="P1"><text:span text:style-name="T46"><text:s text:c="16"/>Console.WriteLine(</text:span><text:span text:style-name="T47">"entering the id"</text:span><text:span text:style-name="T48">);</text:span></text:p>
      <text:p text:style-name="P1"><text:span text:style-name="T48"><text:s text:c="16"/>employeeid[i] = Convert.ToInt32(Console.ReadLine());</text:span></text:p>
      <text:p text:style-name="P1"><text:span text:style-name="T48"><text:s text:c="16"/>Console.WriteLine(</text:span><text:span text:style-name="T49">"entering the name"</text:span><text:span text:style-name="T50">);</text:span></text:p>
      <text:p text:style-name="P1"><text:span text:style-name="T50"><text:s text:c="16"/>employeename[i] = Console.ReadLine();</text:span></text:p>
      <text:p text:style-name="P1"><text:span text:style-name="T50"><text:s text:c="16"/></text:span></text:p>
      <text:p text:style-name="P1"><text:span text:style-name="T50"><text:s text:c="12"/>}</text:span></text:p>
      <text:p text:style-name="P1"><text:span text:style-name="T50"/></text:p>
      <text:p text:style-name="P1"><text:span text:style-name="T50"><text:s text:c="12"/>Console.WriteLine(</text:span><text:span text:style-name="T51">"The list people in company"</text:span><text:span text:style-name="T52">);</text:span></text:p>
      <text:p text:style-name="P1"><text:span text:style-name="T52"/></text:p>
      <text:p text:style-name="P1"><text:span text:style-name="T52"><text:s text:c="12"/></text:span><text:span text:style-name="T53">for</text:span><text:span text:style-name="T54"><text:s/>(</text:span><text:span text:style-name="T55">int</text:span><text:span text:style-name="T56"><text:s/>i = 0; i &lt; employeeid.Length; i++)</text:span></text:p>
      <text:p text:style-name="P1"><text:span text:style-name="T56"><text:s text:c="12"/>{</text:span></text:p>
      <text:p text:style-name="P1"><text:span text:style-name="T56"><text:s text:c="16"/>Console.WriteLine(employeeid[i]);</text:span></text:p>
      <text:p text:style-name="P1"><text:span text:style-name="T56"><text:s text:c="16"/>Console.WriteLine(employeename[i]);</text:span></text:p>
      <text:p text:style-name="P1"><text:span text:style-name="T56"/></text:p>
      <text:p text:style-name="P1"><text:span text:style-name="T56"/></text:p>
      <text:p text:style-name="P1"><text:span text:style-name="T56"/></text:p>
      <text:p text:style-name="P1"><text:span text:style-name="T56"/></text:p>
      <text:p text:style-name="P1"><text:span text:style-name="T56"><text:s text:c="16"/></text:span></text:p>
      <text:p text:style-name="P1"><text:span text:style-name="T56"><text:s text:c="12"/>}</text:span></text:p>
      <text:p text:style-name="P1"><text:span text:style-name="T56"><text:s text:c="12"/></text:span></text:p>
      <text:p text:style-name="P1"><text:span text:style-name="T56"><text:s text:c="12"/></text:span><text:span text:style-name="T57">return</text:span><text:span text:style-name="T58"><text:s/>employeeid[4];</text:span></text:p>
      <text:p text:style-name="P1"><text:span text:style-name="T58"/></text:p>
      <text:p text:style-name="P1"><text:span text:style-name="T58"><text:s text:c="8"/>}</text:span></text:p>
      <text:p text:style-name="P1"><text:span text:style-name="T58"/></text:p>
      <text:p text:style-name="P1"><text:span text:style-name="T58"><text:s text:c="8"/></text:span><text:span text:style-name="T59">public</text:span><text:span text:style-name="T60"><text:s/></text:span><text:span text:style-name="T61">void</text:span><text:span text:style-name="T62"><text:s/>method()<text:s text:c="3"/></text:span><text:span text:style-name="T63">//multi dimensional array</text:span><text:span text:style-name="T64"/></text:p>
      <text:p text:style-name="P1"><text:span text:style-name="T64"><text:s text:c="8"/>{</text:span></text:p>
      <text:p text:style-name="P1"><text:span text:style-name="T64"/></text:p>
      <text:p text:style-name="P1"><text:span text:style-name="T64"><text:s text:c="12"/>Console.Write(</text:span><text:span text:style-name="T65">"\n"</text:span><text:span text:style-name="T66">);</text:span></text:p>
      <text:p text:style-name="P1"><text:span text:style-name="T66"><text:s text:c="12"/>Console.Write(</text:span><text:span text:style-name="T67">"\n"</text:span><text:span text:style-name="T68">);</text:span></text:p>
      <text:p text:style-name="P1"><text:span text:style-name="T68"><text:s text:c="12"/>Console.Write(</text:span><text:span text:style-name="T69">"\n"</text:span><text:span text:style-name="T70">);</text:span></text:p>
      <text:p text:style-name="P1"><text:span text:style-name="T70"/></text:p>
      <text:p text:style-name="P1"><text:span text:style-name="T70"/></text:p>
      <text:p text:style-name="P1"><text:span text:style-name="T70"><text:s text:c="12"/></text:span><text:span text:style-name="T71">int</text:span><text:span text:style-name="T72"><text:s/>i, j,sum=0;</text:span></text:p>
      <text:p text:style-name="P1"><text:span text:style-name="T72"><text:s text:c="12"/></text:span><text:span text:style-name="T73">int</text:span><text:span text:style-name="T74">[,] example =<text:s/></text:span><text:span text:style-name="T75">new</text:span><text:span text:style-name="T76"><text:s/></text:span><text:span text:style-name="T77">int</text:span><text:span text:style-name="T78">[3,3];</text:span></text:p>
      <text:p text:style-name="P1"><text:span text:style-name="T78"><text:s text:c="12"/></text:span><text:span text:style-name="T79">for</text:span><text:span text:style-name="T80">(i=0;i&lt;3;i++)</text:span></text:p>
      <text:p text:style-name="P1"><text:span text:style-name="T80"><text:s text:c="12"/>{</text:span></text:p>
      <text:p text:style-name="P1"><text:span text:style-name="T80"><text:s text:c="16"/></text:span><text:span text:style-name="T81">for</text:span><text:span text:style-name="T82">(j=0;j&lt;3;j++)</text:span></text:p>
      <text:p text:style-name="P1"><text:span text:style-name="T82"><text:s text:c="16"/>{</text:span></text:p>
      <text:p text:style-name="P1"><text:span text:style-name="T82"><text:s text:c="20"/>Console.WriteLine(</text:span><text:span text:style-name="T83">"enter the number"</text:span><text:span text:style-name="T84">);</text:span></text:p>
      <text:p text:style-name="P1"><text:span text:style-name="T84"><text:s text:c="20"/>example[i,j]=</text:span><text:span text:style-name="T85">int</text:span><text:span text:style-name="T86">.Parse(Console.ReadLine());</text:span></text:p>
      <text:p text:style-name="P1"><text:span text:style-name="T86"><text:s text:c="20"/>sum = sum + example[i,j];</text:span></text:p>
      <text:p text:style-name="P1"><text:span text:style-name="T86"><text:s text:c="20"/></text:span></text:p>
      <text:p text:style-name="P1"><text:span text:style-name="T86"><text:s text:c="16"/>}</text:span></text:p>
      <text:p text:style-name="P1"><text:span text:style-name="T86"/></text:p>
      <text:p text:style-name="P1"><text:span text:style-name="T86"><text:s text:c="12"/>}</text:span></text:p>
      <text:p text:style-name="P1"><text:span text:style-name="T86"><text:s text:c="12"/></text:span></text:p>
      <text:p text:style-name="P1"><text:span text:style-name="T86"><text:s text:c="12"/>Console.Write(</text:span><text:span text:style-name="T87">"THE MATRIX"</text:span><text:span text:style-name="T88">);</text:span></text:p>
      <text:p text:style-name="P1"><text:span text:style-name="T88"><text:s text:c="12"/></text:span><text:span text:style-name="T89">for</text:span><text:span text:style-name="T90"><text:s/>(i = 0; i &lt;3; i++)</text:span></text:p>
      <text:p text:style-name="P1"><text:span text:style-name="T90"><text:s text:c="12"/>{</text:span></text:p>
      <text:p text:style-name="P1"><text:span text:style-name="T90"><text:s text:c="16"/>Console.Write(</text:span><text:span text:style-name="T91">"\n"</text:span><text:span text:style-name="T92">);</text:span></text:p>
      <text:p text:style-name="P1"><text:span text:style-name="T92"><text:s text:c="16"/></text:span><text:span text:style-name="T93">for</text:span><text:span text:style-name="T94"><text:s/>(j = 0; j &lt;3; j++)</text:span></text:p>
      <text:p text:style-name="P1"><text:span text:style-name="T94"><text:s text:c="16"/>{</text:span></text:p>
      <text:p text:style-name="P1"><text:span text:style-name="T94"><text:s text:c="20"/></text:span></text:p>
      <text:p text:style-name="P1"><text:span text:style-name="T94"><text:s text:c="20"/>Console.Write(</text:span><text:span text:style-name="T95">"{0}\t"</text:span><text:span text:style-name="T96">,example[i,j]);</text:span></text:p>
      <text:p text:style-name="P1"><text:span text:style-name="T96"><text:s text:c="16"/>}</text:span></text:p>
      <text:p text:style-name="P1"><text:span text:style-name="T96"/></text:p>
      <text:p text:style-name="P1"><text:span text:style-name="T96"><text:s text:c="12"/>}</text:span></text:p>
      <text:p text:style-name="P1"><text:span text:style-name="T96"><text:s text:c="12"/>Console.WriteLine(</text:span><text:span text:style-name="T97">"THE SUM OF THE MATRIX"</text:span><text:span text:style-name="T98"><text:s/>+sum);</text:span></text:p>
      <text:p text:style-name="P1"><text:span text:style-name="T98"/></text:p>
      <text:p text:style-name="P1"><text:span text:style-name="T98"><text:s text:c="12"/></text:span></text:p>
      <text:p text:style-name="P1"><text:span text:style-name="T98"/></text:p>
      <text:p text:style-name="P1"><text:span text:style-name="T98"/></text:p>
      <text:p text:style-name="P1"><text:span text:style-name="T98"/></text:p>
      <text:p text:style-name="P1"><text:span text:style-name="T98"><text:s text:c="8"/>}</text:span></text:p>
      <text:p text:style-name="P1"><text:span text:style-name="T98"/></text:p>
      <text:p text:style-name="P1"><text:span text:style-name="T98"/></text:p>
      <text:p text:style-name="P1"><text:span text:style-name="T98"><text:s text:c="4"/>}</text:span></text:p>
      <text:p text:style-name="P1"><text:span text:style-name="T98"/></text:p>
      <text:p text:style-name="P1"><text:span text:style-name="T98"/></text:p>
      <text:p text:style-name="P1"><text:span text:style-name="T99">class</text:span><text:span text:style-name="T100"><text:s/></text:span><text:span text:style-name="T101">Program</text:span><text:span text:style-name="T102"/></text:p>
      <text:p text:style-name="P1"><text:span text:style-name="T102"><text:s text:c="4"/>{</text:span></text:p>
      <text:p text:style-name="P1"><text:span text:style-name="T102"><text:s text:c="8"/></text:span><text:span text:style-name="T103">static</text:span><text:span text:style-name="T104"><text:s/></text:span><text:span text:style-name="T105">void</text:span><text:span text:style-name="T106"><text:s/>Main(</text:span><text:span text:style-name="T107">string</text:span><text:span text:style-name="T108">[] args)</text:span></text:p>
      <text:p text:style-name="P1"><text:span text:style-name="T108"><text:s text:c="8"/>{</text:span></text:p>
      <text:p text:style-name="P1"><text:span text:style-name="T108"><text:s text:c="12"/></text:span><text:span text:style-name="T109">int</text:span><text:span text:style-name="T110">[] employeesal =</text:span><text:span text:style-name="T111">new</text:span><text:span text:style-name="T112"><text:s text:c="2"/></text:span><text:span text:style-name="T113">int</text:span><text:span text:style-name="T114">[5] ;</text:span></text:p>
      <text:p text:style-name="P1"><text:span text:style-name="T114"/></text:p>
      <text:p text:style-name="P1"><text:span text:style-name="T114"><text:s text:c="12"/>sample obj =<text:s/></text:span><text:span text:style-name="T115">new</text:span><text:span text:style-name="T116"><text:s/>sample();</text:span></text:p>
      <text:p text:style-name="P1"><text:span text:style-name="T116"><text:s text:c="11"/>employeesal[3]= obj.run();</text:span></text:p>
      <text:p text:style-name="P1"><text:span text:style-name="T116"><text:s text:c="12"/></text:span><text:span text:style-name="T117">if</text:span><text:span text:style-name="T118">(employeesal[3]&gt;=20) </text:span></text:p>
      <text:p text:style-name="P1"><text:span text:style-name="T118"><text:s text:c="12"/>{</text:span></text:p>
      <text:p text:style-name="P1"><text:span text:style-name="T118"><text:s text:c="16"/>Console.WriteLine(</text:span><text:span text:style-name="T119">"ERODE branch"</text:span><text:span text:style-name="T120">);</text:span></text:p>
      <text:p text:style-name="P1"><text:span text:style-name="T120"><text:s text:c="12"/>}</text:span></text:p>
      <text:p text:style-name="P1"><text:span text:style-name="T120"><text:s text:c="12"/></text:span><text:span text:style-name="T121">else</text:span><text:span text:style-name="T122"/></text:p>
      <text:p text:style-name="P1"><text:span text:style-name="T122"><text:s text:c="12"/>{</text:span></text:p>
      <text:p text:style-name="P1"><text:span text:style-name="T122"><text:s text:c="16"/>Console.WriteLine(</text:span><text:span text:style-name="T123">"CHENNAI branch"</text:span><text:span text:style-name="T124">);</text:span></text:p>
      <text:p text:style-name="P1"><text:span text:style-name="T124"/></text:p>
      <text:p text:style-name="P1"><text:span text:style-name="T124"><text:s text:c="12"/>}</text:span></text:p>
      <text:p text:style-name="P1"><text:span text:style-name="T124"><text:s text:c="12"/>obj.method();</text:span></text:p>
      <text:p text:style-name="P1"><text:span text:style-name="T124"><text:s text:c="12"/>Console.ReadKey();</text:span></text:p>
      <text:p text:style-name="P1"><text:span text:style-name="T124"><text:s text:c="8"/>}</text:span></text:p>
      <text:p text:style-name="P1"><text:span text:style-name="T124"><text:s text:c="4"/>}</text:span></text:p>
      <text:p text:style-name="P1"><text:span text:style-name="T124">}</text:span></text:p>
      <text:p text:style-name="P1"><text:span text:style-name="T125"/></text:p>
      <text:p text:style-name="P1"><text:span text:style-name="T125">SCREENSHOT:</text:span></text:p>
      <text:p text:style-name="P2"><draw:frame text:anchor-type="as-char" svg:width="183.62mm" svg:height="116.15mm" style:rel-width="scale" style:rel-height="scale"><draw:object-ole xlink:href="OleObj1"/><draw:image xlink:href="ObjectReplacements/OleObj1"/></draw:frame><text:span text:style-name="T125"/></text:p>
      <text:p text:style-name="P2"><text:span text:style-name="T125"/></text:p>
      <text:p text:style-name="P2"><draw:frame text:anchor-type="as-char" svg:width="185.47mm" svg:height="102.39mm" style:rel-width="scale" style:rel-height="scale"><draw:object-ole xlink:href="OleObj2"/><draw:image xlink:href="ObjectReplacements/OleObj2"/></draw:frame><text:span text:style-name="T125"/></text:p>
      <text:p text:style-name="P3"><text:span text:style-name="T1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